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0.75cm" fo:min-width="10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7cm" fo:min-width="3.14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8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791cm" fo:min-width="2.213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416cm" fo:min-width="0.167cm"/>
    </style:style>
    <style:style style:name="gr6" style:family="graphic" style:parent-style-name="standard">
      <style:graphic-properties draw:textarea-horizontal-align="justify" draw:textarea-vertical-align="middle" draw:auto-grow-height="false" fo:min-height="0.16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4cm" fo:min-width="0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4.989cm" fo:min-width="4.3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4cm" fo:min-width="1.605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4cm" fo:min-width="4.4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4cm" fo:min-width="4.656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273cm" fo:min-width="2.95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29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25cm" fo:min-width="10.79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7.55cm" fo:min-width="14.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7cm" fo:min-width="6.689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3.239cm" fo:min-width="10.40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7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6.859cm"/>
    </style:style>
    <style:style style:name="gr28" style:family="graphic" style:parent-style-name="standard">
      <style:graphic-properties draw:textarea-horizontal-align="justify" draw:textarea-vertical-align="middle" draw:auto-grow-height="false" fo:min-height="0.491cm" fo:min-width="2.613cm"/>
    </style:style>
    <style:style style:name="gr29" style:family="graphic" style:parent-style-name="standard">
      <style:graphic-properties draw:textarea-horizontal-align="justify" draw:textarea-vertical-align="middle" draw:auto-grow-height="false" fo:min-height="0.491cm" fo:min-width="3.278cm"/>
    </style:style>
    <style:style style:name="gr30" style:family="graphic" style:parent-style-name="standard">
      <style:graphic-properties draw:textarea-horizontal-align="justify" draw:textarea-vertical-align="middle" draw:auto-grow-height="false" fo:min-height="0.491cm" fo:min-width="2.614cm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4.95cm" fo:min-width="5.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95cm" fo:min-width="3.9cm"/>
    </style:style>
    <style:style style:name="gr34" style:family="graphic" style:parent-style-name="standard">
      <style:graphic-properties draw:textarea-horizontal-align="justify" draw:textarea-vertical-align="middle" draw:auto-grow-height="false" fo:min-height="0.472cm" fo:min-width="1.822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2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text-properties fo:font-size="15pt" style:font-size-asian="15pt" style:font-size-complex="15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text-properties fo:font-size="13pt" style:font-size-asian="13pt" style:font-size-complex="13pt"/>
    </style:style>
    <style:style style:name="P10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1.3cm" svg:height="11cm" svg:x="1.5cm" svg:y="17.4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layer="layout" svg:width="2.659cm" svg:height="1.917cm" svg:x="5.268cm" svg:y="17.611cm">
              <draw:text-box>
                <text:p>Table 7</text:p>
              </draw:text-box>
            </draw:frame>
            <draw:frame draw:style-name="gr3" draw:text-style-name="P2" draw:layer="layout" svg:width="5.858cm" svg:height="1.258cm" svg:x="1.815cm" svg:y="18.762cm">
              <draw:text-box>
                <text:p><text:span text:style-name="T1">Number of people: 6 </text:span></text:p>
              </draw:text-box>
            </draw:frame>
            <draw:custom-shape draw:style-name="gr4" draw:text-style-name="P1" draw:layer="layout" svg:width="2.825cm" svg:height="1.153cm" svg:x="2.232cm" svg:y="26.305cm">
              <text:p text:style-name="P1">Add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1" draw:layer="layout" svg:width="2.825cm" svg:height="1.153cm" svg:x="5.476cm" svg:y="26.305cm">
              <text:p text:style-name="P1">Delete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1" draw:layer="layout" svg:width="0.941cm" svg:height="0.942cm" svg:x="1.919cm" svg:y="17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419cm" svg:height="0.419cm" svg:x="2.232cm" svg:y="17.925cm">
              <text:p/>
              <draw:enhanced-geometry svg:viewBox="0 0 21600 21600" draw:text-areas="?f7 ?f0 21600 ?f2" draw:type="left-arrow" draw:modifiers="5817.45635910224 108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7" draw:text-style-name="P3" draw:layer="layout" svg:width="3.45cm" svg:height="1.374cm" svg:x="7.951cm" svg:y="18.868cm">
              <draw:text-box>
                <text:p><text:span text:style-name="T2">Date: 17/05/12</text:span></text:p>
              </draw:text-box>
            </draw:frame>
            <draw:custom-shape draw:style-name="gr4" draw:text-style-name="P1" draw:layer="layout" svg:width="2.825cm" svg:height="1.153cm" svg:x="8.929cm" svg:y="26.305cm">
              <text:p text:style-name="P1">Finish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8" draw:text-style-name="P1" draw:layer="layout" svg:width="4.814cm" svg:height="5.239cm" svg:x="2.336cm" svg:y="20.229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1" draw:layer="layout" svg:width="4.814cm" svg:height="5.239cm" svg:x="7.15cm" svg:y="20.229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9" draw:text-style-name="P3" draw:layer="layout" svg:width="2.093cm" svg:height="0.903cm" svg:x="3.697cm" svg:y="20.479cm">
              <draw:text-box>
                <text:p><text:span text:style-name="T2">Dish</text:span></text:p>
              </draw:text-box>
            </draw:frame>
            <draw:frame draw:style-name="gr10" draw:text-style-name="P3" draw:layer="layout" svg:width="2.092cm" svg:height="0.902cm" svg:x="8.406cm" svg:y="20.44cm">
              <draw:text-box>
                <text:p><text:span text:style-name="T2">Drink</text:span></text:p>
              </draw:text-box>
            </draw:frame>
            <draw:frame draw:style-name="gr11" draw:layer="layout" svg:width="1.397cm" svg:height="1.102cm" svg:x="2.508cm" svg:y="20.242cm">
              <draw:text-box>
                <text:p><text:span text:style-name="T2">Qty</text:span> </text:p>
              </draw:text-box>
            </draw:frame>
            <draw:frame draw:style-name="gr11" draw:layer="layout" svg:width="1.397cm" svg:height="1.102cm" svg:x="7.218cm" svg:y="20.229cm">
              <draw:text-box>
                <text:p><text:span text:style-name="T2">Qty</text:span> </text:p>
              </draw:text-box>
            </draw:frame>
            <draw:frame draw:style-name="gr12" draw:text-style-name="P3" draw:layer="layout" svg:width="1.534cm" svg:height="1.374cm" svg:x="10.323cm" svg:y="20.412cm">
              <draw:text-box>
                <text:p><text:span text:style-name="T2">Price</text:span></text:p>
              </draw:text-box>
            </draw:frame>
            <draw:frame draw:style-name="gr12" draw:text-style-name="P3" draw:layer="layout" svg:width="1.534cm" svg:height="1.374cm" svg:x="5.301cm" svg:y="20.412cm">
              <draw:text-box>
                <text:p><text:span text:style-name="T2">Price</text:span></text:p>
              </draw:text-box>
            </draw:frame>
            <draw:line draw:style-name="gr13" draw:text-style-name="P1" draw:layer="layout" svg:x1="2.337cm" svg:y1="24.525cm" svg:x2="7.045cm" svg:y2="24.525cm">
              <text:p/>
            </draw:line>
            <draw:line draw:style-name="gr13" draw:text-style-name="P1" draw:layer="layout" svg:x1="7.255cm" svg:y1="24.525cm" svg:x2="11.963cm" svg:y2="24.525cm">
              <text:p/>
            </draw:line>
            <draw:frame draw:style-name="gr14" draw:text-style-name="P3" draw:layer="layout" svg:width="3.614cm" svg:height="1.374cm" svg:x="2.587cm" svg:y="24.565cm">
              <draw:text-box>
                <text:p><text:span text:style-name="T2">Total Dish Price</text:span></text:p>
              </draw:text-box>
            </draw:frame>
            <draw:frame draw:style-name="gr15" draw:text-style-name="P3" draw:layer="layout" svg:width="3.759cm" svg:height="1.374cm" svg:x="7.086cm" svg:y="24.46cm">
              <draw:text-box>
                <text:p><text:span text:style-name="T2">Total Drink Price</text:span></text:p>
              </draw:text-box>
            </draw:frame>
            <draw:custom-shape draw:style-name="gr16" draw:text-style-name="P4" draw:layer="layout" svg:width="3.451cm" svg:height="0.523cm" svg:x="8.406cm" svg:y="25.468cm">
              <text:p text:style-name="P1"><text:span text:style-name="T2">Total Price</text:span></text:p>
              <draw:enhanced-geometry svg:viewBox="0 0 21600 21600" draw:type="rectangle" draw:enhanced-path="M 0 0 L 21600 0 21600 21600 0 21600 0 0 Z N"/>
            </draw:custom-shape>
            <draw:line draw:style-name="gr13" draw:text-style-name="P1" draw:layer="layout" svg:x1="6.313cm" svg:y1="24.525cm" svg:x2="6.313cm" svg:y2="25.468cm">
              <text:p/>
            </draw:line>
            <draw:line draw:style-name="gr13" draw:text-style-name="P1" draw:layer="layout" svg:x1="10.917cm" svg:y1="24.525cm" svg:x2="10.917cm" svg:y2="25.468cm">
              <text:p/>
            </draw:line>
            <draw:line draw:style-name="gr13" draw:text-style-name="P1" draw:layer="layout" svg:x1="11.335cm" svg:y1="25.468cm" svg:x2="11.335cm" svg:y2="25.992cm">
              <text:p/>
            </draw:line>
          </draw:g>
          <draw:g>
            <draw:frame draw:style-name="gr17" draw:text-style-name="P5" draw:layer="layout" svg:width="4.4cm" svg:height="0.962cm" svg:x="2.7cm" svg:y="21.301cm">
              <draw:text-box>
                <text:p><text:span text:style-name="T3">1 <text:s text:c="4"/>Spare ribs <text:s text:c="6"/>4.20</text:span></text:p>
              </draw:text-box>
            </draw:frame>
            <draw:frame draw:style-name="gr18" draw:text-style-name="P6" draw:layer="layout" svg:width="1.052cm" svg:height="0.569cm" svg:x="6.348cm" svg:y="24.732cm">
              <draw:text-box>
                <text:p><text:span text:style-name="T4">4.20</text:span></text:p>
              </draw:text-box>
            </draw:frame>
          </draw:g>
        </draw:g>
        <draw:frame draw:style-name="gr19" draw:text-style-name="P7" draw:layer="layout" svg:width="6.733cm" svg:height="8.483cm" svg:x="13.267cm" svg:y="18.439cm">
          <draw:text-box>
            <text:p><text:span text:style-name="T5">ID 14 has been added to the order which is spare ribs. </text:span></text:p>
            <text:p><text:span text:style-name="T5"/></text:p>
            <text:p><text:span text:style-name="T5">Using the Item name 'Coke', the item has been added to the order. <text:s/></text:span></text:p>
            <text:p><text:span text:style-name="T5"/></text:p>
            <text:p><text:span text:style-name="T5">Adding items to the order <text:s/>obtains the prices of these items and displays it. It also calculates the totals for dishes and drinks thus far.</text:span></text:p>
          </draw:text-box>
        </draw:frame>
        <draw:frame draw:style-name="gr20" draw:text-style-name="P8" draw:layer="layout" svg:width="4.5cm" svg:height="0.8cm" svg:x="7.7cm" svg:y="19.401cm">
          <draw:text-box>
            <text:p><text:span text:style-name="T6">Time of Arrival: 17:05</text:span></text:p>
          </draw:text-box>
        </draw:frame>
        <draw:g>
          <draw:custom-shape draw:style-name="gr21" draw:text-style-name="P1" draw:layer="layout" svg:width="11.296cm" svg:height="0.5cm" svg:x="1.492cm" svg:y="16.889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3" draw:layer="layout" svg:width="11.191cm" svg:height="0.725cm" svg:x="1.388cm" svg:y="16.764cm">
            <draw:text-box>
              <text:p><text:span text:style-name="T2">Menu | Change Password</text:span></text:p>
            </draw:text-box>
          </draw:frame>
        </draw:g>
        <draw:g>
          <draw:custom-shape draw:style-name="gr23" draw:text-style-name="P1" draw:layer="layout" svg:width="15.3cm" svg:height="7.8cm" svg:x="2.3cm" svg:y="2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layer="layout" svg:width="7.189cm" svg:height="0.987cm" svg:x="4.562cm" svg:y="2.508cm">
            <draw:text-box>
              <text:p>Add Item to order</text:p>
            </draw:text-box>
          </draw:frame>
          <draw:custom-shape draw:style-name="gr25" draw:text-style-name="P1" draw:layer="layout" svg:width="10.909cm" svg:height="3.489cm" svg:x="4.429cm" svg:y="3.637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9" draw:layer="layout" svg:width="10.377cm" svg:height="0.987cm" svg:x="4.695cm" svg:y="3.842cm">
            <draw:text-box>
              <text:p text:style-name="P9"><text:span text:style-name="T7">ID | Menu Item | Price | Type</text:span></text:p>
            </draw:text-box>
          </draw:frame>
          <draw:frame draw:style-name="gr27" draw:text-style-name="P7" draw:layer="layout" svg:width="7.359cm" svg:height="0.861cm" svg:x="2.832cm" svg:y="7.394cm">
            <draw:text-box>
              <text:p text:style-name="P7"><text:span text:style-name="T5">Add item by entering:</text:span></text:p>
            </draw:text-box>
          </draw:frame>
          <draw:custom-shape draw:style-name="gr28" draw:text-style-name="P10" draw:layer="layout" svg:width="3.193cm" svg:height="0.821cm" svg:x="3.098cm" svg:y="8.563cm">
            <text:p text:style-name="P10"><text:span text:style-name="T5">Item I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0" draw:layer="layout" svg:width="3.858cm" svg:height="0.821cm" svg:x="7.755cm" svg:y="8.563cm">
            <text:p text:style-name="P10"><text:span text:style-name="T5">Item Name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0" draw:layer="layout" svg:width="3.194cm" svg:height="0.821cm" svg:x="12.943cm" svg:y="8.563cm">
            <text:p text:style-name="P10"><text:span text:style-name="T5">Canc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1" draw:text-style-name="P1" draw:layer="layout" svg:width="6.4cm" svg:height="5.2cm" svg:x="2cm" svg:y="10.9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9" draw:layer="layout" svg:width="5.2cm" svg:height="1.275cm" svg:x="2.6cm" svg:y="11.1cm">
            <draw:text-box>
              <text:p><text:span text:style-name="T7">Please enter the <text:s/>ID that you wish to add</text:span></text:p>
            </draw:text-box>
          </draw:frame>
          <draw:custom-shape draw:style-name="gr33" draw:text-style-name="P1" draw:layer="layout" svg:width="4.4cm" svg:height="1.2cm" svg:x="2.9cm" svg:y="12.9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0" draw:layer="layout" svg:width="2.4cm" svg:height="0.8cm" svg:x="5.3cm" svg:y="14.8cm">
            <text:p text:style-name="P10"><text:span text:style-name="T5">Canc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0" draw:layer="layout" svg:width="2.4cm" svg:height="0.8cm" svg:x="2.4cm" svg:y="14.9cm">
            <text:p text:style-name="P10"><text:span text:style-name="T5">Ad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1" draw:text-style-name="P1" draw:layer="layout" svg:width="6.4cm" svg:height="5.2cm" svg:x="9.3cm" svg:y="10.9cm">
          <text:p/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5.2cm" svg:height="1.787cm" svg:x="9.9cm" svg:y="11.1cm">
          <draw:text-box>
            <text:p><text:span text:style-name="T7">Please enter the item's name that you wish to add</text:span></text:p>
          </draw:text-box>
        </draw:frame>
        <draw:custom-shape draw:style-name="gr33" draw:text-style-name="P1" draw:layer="layout" svg:width="4.4cm" svg:height="1.2cm" svg:x="10.2cm" svg:y="12.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2.4cm" svg:height="0.8cm" svg:x="12.6cm" svg:y="14.8cm">
          <text:p text:style-name="P10"><text:span text:style-name="T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4cm" svg:height="0.8cm" svg:x="9.7cm" svg:y="14.9cm">
          <text:p text:style-name="P10"><text:span text:style-name="T5">Ad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1" draw:layer="layout" svg:x1="3.9cm" svg:y1="9.6cm" svg:x2="4.1cm" svg:y2="10.9cm">
          <text:p/>
        </draw:line>
        <draw:line draw:style-name="gr35" draw:text-style-name="P1" draw:layer="layout" svg:x1="9.7cm" svg:y1="9.7cm" svg:x2="10.4cm" svg:y2="10.8cm">
          <text:p/>
        </draw:line>
        <draw:frame draw:style-name="gr36" draw:text-style-name="P8" draw:layer="layout" svg:width="4.3cm" svg:height="0.683cm" svg:x="7.4cm" svg:y="21.275cm">
          <draw:text-box>
            <text:p text:style-name="P8"><text:span text:style-name="T6">1 <text:s text:c="6"/>Coke <text:s text:c="7"/>0.70</text:span></text:p>
          </draw:text-box>
        </draw:frame>
        <draw:frame draw:style-name="gr37" draw:layer="layout" svg:width="1.205cm" svg:height="1.262cm" svg:x="3.2cm" svg:y="13.2cm">
          <draw:text-box>
            <text:p>14</text:p>
          </draw:text-box>
        </draw:frame>
        <draw:frame draw:style-name="gr38" draw:layer="layout" svg:width="1.979cm" svg:height="1.162cm" svg:x="10.6cm" svg:y="13.1cm">
          <draw:text-box>
            <text:p>Coke</text:p>
          </draw:text-box>
        </draw:frame>
        <draw:frame draw:style-name="gr39" draw:text-style-name="P5" draw:layer="layout" svg:width="1.184cm" svg:height="0.645cm" svg:x="10.9cm" svg:y="24.8cm">
          <draw:text-box>
            <text:p><text:span text:style-name="T3">0.7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3T21:56:11.218000000</meta:creation-date>
    <meta:generator>LibreOffice/4.3.2.2$Windows_x86 LibreOffice_project/edfb5295ba211bd31ad47d0bad0118690f76407d</meta:generator>
    <dc:date>2015-01-13T22:15:50.712000000</dc:date>
    <meta:editing-duration>PT1M41S</meta:editing-duration>
    <meta:editing-cycles>1</meta:editing-cycles>
    <meta:document-statistic meta:object-count="62"/>
  </office:meta>
</office:document-meta>
</file>